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8pt" fo:font-weight="bold" officeooo:rsid="000311b7" officeooo:paragraph-rsid="000311b7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0311b7" officeooo:paragraph-rsid="000311b7" style:font-size-asian="22pt" style:font-weight-asian="bold" style:font-size-complex="2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pache Ant Cli – Task</text:p>
      <text:p text:style-name="P1">- Santhosh 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7T18:35:43.288830733</meta:creation-date>
    <dc:date>2023-03-07T18:38:03.140753023</dc:date>
    <meta:editing-duration>PT2M20S</meta:editing-duration>
    <meta:editing-cycles>1</meta:editing-cycles>
    <meta:document-statistic meta:table-count="0" meta:image-count="0" meta:object-count="0" meta:page-count="1" meta:paragraph-count="2" meta:word-count="7" meta:character-count="33" meta:non-whitespace-character-count="27"/>
    <meta:generator>LibreOffice/6.0.7.3$Linux_X86_64 LibreOffice_project/00m0$Build-3</meta:generator>
  </office:meta>
</office:document-meta>
</file>